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Av. Portugal, 676, ap. 51 – Brooklin Paulista</text:p>
            <text:p text:style-name="P20">04559-001 São Paulo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9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2">Proven capacity for leadership and team working</text:p>
            <text:p text:style-name="P23">2 years of experience as a manager</text:p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2">Experience installing, configuring and managing:</text:p>
            <text:p text:style-name="P22">● IBM Business Process Manager 7.5.1</text:p>
            <text:p text:style-name="P22">● WebSphere Application Server v5, v6.x and v7</text:p>
            <text:p text:style-name="P22">● WebSphere Portal Server v6.0 e v6.1</text:p>
            <text:p text:style-name="P22">● IBM DB2 Enterprise Server v8 e v9 on Unix/Linux</text:p>
            <text:p text:style-name="P22">Experience assessing and tuning performance</text:p>
            <text:p text:style-name="P23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Discovery, modeling and implementation of business processes using IBM BPM v7.5.1</text:p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git,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nfrastructure Specialist</text:p>
            <text:p text:style-name="P14">São Paulo, SP (Mar/2011 – to date)</text:p>
          </table:table-cell>
          <table:table-cell table:style-name="Table1.B1" office:value-type="string">
            <text:p text:style-name="P18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8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9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9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creator>Alexei Znamensky</dc:creator>
    <dc:date>2012-09-15T11:18:32</dc:date>
    <meta:editing-cycles>32</meta:editing-cycles>
    <meta:editing-duration>PT21H14M35S</meta:editing-duration>
    <meta:generator>LibreOffice/3.4$Linux LibreOffice_project/340m1$Build-502</meta:generator>
    <meta:document-statistic meta:table-count="1" meta:image-count="0" meta:object-count="0" meta:page-count="3" meta:paragraph-count="143" meta:word-count="907" meta:character-count="6235" meta:non-whitespace-character-count="5458"/>
    <meta:user-defined meta:name="Info 1"/>
    <meta:user-defined meta:name="Info 2"/>
    <meta:user-defined meta:name="Info 3"/>
    <meta:user-defined meta:name="Info 4"/>
  </office:meta>
</office:document-meta>
</file>